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540000046264A05AB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Times New Roman" fo:font-size="12pt" fo:font-weight="bold" style:font-size-asian="12pt" style:font-weight-asian="bold" style:font-size-complex="12pt" style:font-weight-complex="bold"/>
    </style:style>
    <style:style style:name="P2" style:family="paragraph" style:parent-style-name="Preformatted_20_Text">
      <style:text-properties style:font-name="Times New Roman" fo:font-size="12pt" fo:font-weight="bold" officeooo:rsid="00238511" officeooo:paragraph-rsid="00238511" style:font-size-asian="10.5pt" style:font-weight-asian="bold" style:font-size-complex="12pt" style:font-weight-complex="bold"/>
    </style:style>
    <style:style style:name="P3" style:family="paragraph" style:parent-style-name="Preformatted_20_Text">
      <style:text-properties style:font-name="Times New Roman" fo:font-size="12pt" style:font-size-asian="12pt" style:font-size-complex="12pt"/>
    </style:style>
    <style:style style:name="P4" style:family="paragraph" style:parent-style-name="Preformatted_20_Text">
      <style:text-properties style:font-name="Times New Roman" fo:font-size="10pt" style:font-size-asian="10pt" style:font-size-complex="10pt"/>
    </style:style>
    <style:style style:name="P5" style:family="paragraph" style:parent-style-name="Preformatted_20_Text">
      <style:text-properties style:font-name="Times New Roman" fo:font-size="10pt" officeooo:rsid="001d8bf7" officeooo:paragraph-rsid="001d8bf7" style:font-size-asian="10pt" style:font-size-complex="10pt"/>
    </style:style>
    <style:style style:name="P6" style:family="paragraph" style:parent-style-name="Preformatted_20_Text">
      <style:text-properties style:font-name="Times New Roman" fo:font-size="10pt" officeooo:rsid="001e0be0" officeooo:paragraph-rsid="001e0be0" style:font-size-asian="10pt" style:font-size-complex="10pt"/>
    </style:style>
    <style:style style:name="P7" style:family="paragraph" style:parent-style-name="Preformatted_20_Text">
      <style:text-properties style:font-name="Times New Roman" fo:font-size="10pt" officeooo:rsid="001fa282" officeooo:paragraph-rsid="001fa282" style:font-size-asian="10pt" style:font-size-complex="10pt"/>
    </style:style>
    <style:style style:name="P8" style:family="paragraph" style:parent-style-name="Preformatted_20_Text">
      <style:text-properties style:font-name="Times New Roman" fo:font-size="10pt" officeooo:paragraph-rsid="00238511" style:font-size-asian="10pt" style:font-size-complex="10pt"/>
    </style:style>
    <style:style style:name="P9" style:family="paragraph" style:parent-style-name="Preformatted_20_Text">
      <style:text-properties style:font-name="Times New Roman" fo:font-size="10pt" fo:font-weight="bold" style:font-size-asian="10pt" style:font-weight-asian="bold" style:font-size-complex="10pt" style:font-weight-complex="bold"/>
    </style:style>
    <style:style style:name="P10" style:family="paragraph" style:parent-style-name="Preformatted_20_Text">
      <style:text-properties style:font-name="Times New Roman" fo:font-size="10pt" fo:font-weight="normal" officeooo:rsid="001d7590" officeooo:paragraph-rsid="001d7590" style:font-size-asian="8.75pt" style:font-weight-asian="normal" style:font-size-complex="10pt" style:font-weight-complex="normal"/>
    </style:style>
    <style:style style:name="P11" style:family="paragraph" style:parent-style-name="Preformatted_20_Text">
      <style:text-properties style:font-name="Times New Roman" fo:font-size="10pt" fo:font-weight="normal" officeooo:rsid="001d7590" officeooo:paragraph-rsid="001d8bf7" style:font-size-asian="8.75pt" style:font-weight-asian="normal" style:font-size-complex="10pt" style:font-weight-complex="normal"/>
    </style:style>
    <style:style style:name="P12" style:family="paragraph" style:parent-style-name="Preformatted_20_Text">
      <style:text-properties style:font-name="Times New Roman" fo:font-size="10pt" fo:font-weight="normal" officeooo:rsid="002121aa" officeooo:paragraph-rsid="002121aa" style:font-size-asian="8.75pt" style:font-weight-asian="normal" style:font-size-complex="10pt" style:font-weight-complex="normal"/>
    </style:style>
    <style:style style:name="P13" style:family="paragraph" style:parent-style-name="Preformatted_20_Text">
      <style:text-properties style:font-name="Times New Roman" fo:font-size="10pt" fo:font-weight="normal" officeooo:rsid="0026101e" officeooo:paragraph-rsid="0026101e" style:font-size-asian="8.75pt" style:font-weight-asian="normal" style:font-size-complex="10pt" style:font-weight-complex="normal"/>
    </style:style>
    <style:style style:name="P14" style:family="paragraph" style:parent-style-name="Preformatted_20_Text">
      <style:text-properties style:font-name="Times New Roman" fo:font-size="10pt" fo:font-weight="normal" style:font-size-asian="10pt" style:font-weight-asian="normal" style:font-size-complex="10pt" style:font-weight-complex="normal"/>
    </style:style>
    <style:style style:name="P15" style:family="paragraph" style:parent-style-name="Preformatted_20_Text">
      <style:text-properties style:font-name="Times New Roman" fo:font-size="10pt" fo:font-weight="normal" officeooo:rsid="001fa282" officeooo:paragraph-rsid="001fa282" style:font-size-asian="10pt" style:font-weight-asian="normal" style:font-size-complex="10pt" style:font-weight-complex="normal"/>
    </style:style>
    <style:style style:name="P16" style:family="paragraph" style:parent-style-name="Preformatted_20_Text">
      <style:text-properties style:font-name="Times New Roman" fo:font-size="10pt" fo:font-weight="normal" officeooo:rsid="00238511" officeooo:paragraph-rsid="00238511" style:font-size-asian="10pt" style:font-weight-asian="normal" style:font-size-complex="10pt" style:font-weight-complex="normal"/>
    </style:style>
    <style:style style:name="P17" style:family="paragraph" style:parent-style-name="Preformatted_20_Text">
      <style:text-properties style:font-name="Times New Roman" fo:font-size="10pt" fo:font-weight="normal" officeooo:rsid="001fa349" officeooo:paragraph-rsid="001fa349" style:font-size-asian="10pt" style:font-weight-asian="normal" style:font-size-complex="10pt" style:font-weight-complex="normal"/>
    </style:style>
    <style:style style:name="P18" style:family="paragraph" style:parent-style-name="Preformatted_20_Text">
      <style:text-properties style:font-name="Times New Roman" fo:font-size="14pt" fo:font-weight="bold" style:font-size-asian="14pt" style:font-weight-asian="bold" style:font-size-complex="14pt" style:font-weight-complex="bold"/>
    </style:style>
    <style:style style:name="P19" style:family="paragraph" style:parent-style-name="Preformatted_20_Text">
      <style:text-properties style:font-name="Times New Roman" fo:font-size="11pt" fo:font-weight="bold" style:font-size-asian="11pt" style:font-weight-asian="bold" style:font-size-complex="11pt" style:font-weight-complex="bold"/>
    </style:style>
    <style:style style:name="P20" style:family="paragraph" style:parent-style-name="Preformatted_20_Text">
      <style:text-properties style:font-name="Times New Roman" fo:font-size="11pt" fo:font-weight="bold" officeooo:rsid="00219f87" officeooo:paragraph-rsid="00219f87" style:font-size-asian="11pt" style:font-weight-asian="bold" style:font-size-complex="11pt" style:font-weight-complex="bold"/>
    </style:style>
    <style:style style:name="P21" style:family="paragraph" style:parent-style-name="Preformatted_20_Text">
      <style:paragraph-properties fo:text-align="center" style:justify-single-word="false"/>
      <style:text-properties style:font-name="Times New Roman" fo:font-size="11pt" fo:font-weight="bold" officeooo:paragraph-rsid="002904de" style:font-size-asian="11pt" style:font-weight-asian="bold" style:font-size-complex="11pt" style:font-weight-complex="bold"/>
    </style:style>
    <style:style style:name="P22" style:family="paragraph" style:parent-style-name="Preformatted_20_Text">
      <style:text-properties style:font-name="Times New Roman" fo:font-size="11pt" fo:font-weight="bold" officeooo:rsid="00238511" officeooo:paragraph-rsid="00238511" style:font-size-asian="9.60000038146973pt" style:font-weight-asian="bold" style:font-size-complex="11pt" style:font-weight-complex="bold"/>
    </style:style>
    <style:style style:name="P23" style:family="paragraph" style:parent-style-name="Preformatted_20_Text">
      <style:text-properties style:font-name="Times New Roman" fo:font-size="11pt" officeooo:paragraph-rsid="001f51aa" style:font-size-asian="10pt" style:font-size-complex="10pt"/>
    </style:style>
    <style:style style:name="P24" style:family="paragraph" style:parent-style-name="Preformatted_20_Text">
      <style:text-properties style:font-name="Times New Roman" fo:font-size="11pt" officeooo:rsid="001e0be0" officeooo:paragraph-rsid="001e0be0" style:font-size-asian="10pt" style:font-size-complex="10pt"/>
    </style:style>
    <style:style style:name="P25" style:family="paragraph" style:parent-style-name="Preformatted_20_Text">
      <style:paragraph-properties fo:margin-top="0in" fo:margin-bottom="0.1965in" style:contextual-spacing="false"/>
      <style:text-properties style:font-name="Times New Roman" fo:font-size="10pt" officeooo:paragraph-rsid="001d7590" style:font-size-asian="10pt" style:font-size-complex="10pt"/>
    </style:style>
    <style:style style:name="P26" style:family="paragraph" style:parent-style-name="Standard">
      <style:text-properties style:font-name="Times New Roman" fo:font-size="10pt" style:font-size-asian="10pt" style:font-size-complex="10pt"/>
    </style:style>
    <style:style style:name="P27" style:family="paragraph" style:parent-style-name="Standard">
      <style:text-properties style:font-name="Times New Roman" fo:font-size="10pt" fo:font-weight="bold" officeooo:rsid="002630a0" officeooo:paragraph-rsid="002630a0" style:font-size-asian="10pt" style:font-weight-asian="bold" style:font-size-complex="10pt" style:font-weight-complex="bold"/>
    </style:style>
    <style:style style:name="P28" style:family="paragraph" style:parent-style-name="Standard">
      <style:text-properties style:font-name="Times New Roman" fo:font-size="10pt" fo:font-weight="normal" officeooo:rsid="002630a0" officeooo:paragraph-rsid="002630a0" style:font-size-asian="10pt" style:font-weight-asian="normal" style:font-size-complex="10pt" style:font-weight-complex="normal"/>
    </style:style>
    <style:style style:name="P29" style:family="paragraph" style:parent-style-name="Standard">
      <style:paragraph-properties fo:text-align="justify" style:justify-single-word="false"/>
      <style:text-properties style:font-name="Times New Roman" fo:font-size="10pt" fo:font-weight="normal" officeooo:rsid="002630a0" officeooo:paragraph-rsid="002630a0" style:font-size-asian="10pt" style:font-weight-asian="normal" style:font-size-complex="10pt" style:font-weight-complex="normal"/>
    </style:style>
    <style:style style:name="P30" style:family="paragraph" style:parent-style-name="Standard" style:list-style-name="L3">
      <style:text-properties style:font-name="Times New Roman" fo:font-size="10pt" officeooo:paragraph-rsid="002bf68f" style:font-size-asian="10pt" style:font-size-complex="10pt"/>
    </style:style>
    <style:style style:name="P31" style:family="paragraph" style:parent-style-name="Preformatted_20_Text" style:list-style-name="L1">
      <style:text-properties style:font-name="Times New Roman" fo:font-size="10pt" officeooo:rsid="0027c819" officeooo:paragraph-rsid="0027c819" style:font-size-asian="10pt" style:font-size-complex="10pt"/>
    </style:style>
    <style:style style:name="P32" style:family="paragraph" style:parent-style-name="Preformatted_20_Text" style:list-style-name="L1">
      <style:text-properties style:font-name="Times New Roman" fo:font-size="10pt" officeooo:rsid="002904de" officeooo:paragraph-rsid="002904de" style:font-size-asian="10pt" style:font-size-complex="10pt"/>
    </style:style>
    <style:style style:name="P33" style:family="paragraph" style:parent-style-name="Preformatted_20_Text" style:list-style-name="L2">
      <style:text-properties style:font-name="Times New Roman" fo:font-size="10pt" fo:font-weight="normal" officeooo:paragraph-rsid="0026101e" style:font-size-asian="10pt" style:font-weight-asian="normal" style:font-size-complex="10pt" style:font-weight-complex="normal"/>
    </style:style>
    <style:style style:name="P34" style:family="paragraph" style:parent-style-name="Preformatted_20_Text" style:list-style-name="L2">
      <style:text-properties style:font-name="Times New Roman" fo:font-size="10pt" fo:font-weight="normal" officeooo:rsid="0026101e" officeooo:paragraph-rsid="0026101e" style:font-size-asian="10pt" style:font-weight-asian="normal" style:font-size-complex="10pt" style:font-weight-complex="normal"/>
    </style:style>
    <style:style style:name="P35" style:family="paragraph" style:parent-style-name="Preformatted_20_Text">
      <style:paragraph-properties fo:margin-top="0in" fo:margin-bottom="0.1965in" style:contextual-spacing="false"/>
      <style:text-properties style:font-name="Times New Roman" fo:font-size="10pt" officeooo:rsid="0021b510" officeooo:paragraph-rsid="002bf68f" style:font-size-asian="10pt" style:font-size-complex="10pt"/>
    </style:style>
    <style:style style:name="T1" style:family="text">
      <style:text-properties officeooo:rsid="001b8c2a"/>
    </style:style>
    <style:style style:name="T2" style:family="text">
      <style:text-properties fo:font-weight="bold" style:font-weight-asian="bold" style:font-weight-complex="bold"/>
    </style:style>
    <style:style style:name="T3" style:family="text">
      <style:text-properties fo:font-weight="bold" officeooo:rsid="001e0be0" style:font-weight-asian="bold" style:font-weight-complex="bold"/>
    </style:style>
    <style:style style:name="T4" style:family="text">
      <style:text-properties fo:font-weight="bold" officeooo:rsid="002630a0" style:font-weight-asian="bold" style:font-weight-complex="bold"/>
    </style:style>
    <style:style style:name="T5" style:family="text">
      <style:text-properties fo:font-size="11pt" fo:font-weight="bold" style:font-size-asian="11pt" style:font-weight-asian="bold" style:font-size-complex="11pt" style:font-weight-complex="bold"/>
    </style:style>
    <style:style style:name="T6" style:family="text">
      <style:text-properties fo:font-size="12pt" fo:font-weight="bold" style:font-size-asian="12pt" style:font-weight-asian="bold" style:font-size-complex="12pt" style:font-weight-complex="bold"/>
    </style:style>
    <style:style style:name="T7" style:family="text">
      <style:text-properties officeooo:rsid="001e0be0"/>
    </style:style>
    <style:style style:name="T8" style:family="text">
      <style:text-properties officeooo:rsid="001fa282"/>
    </style:style>
    <style:style style:name="T9" style:family="text">
      <style:text-properties officeooo:rsid="001fa349"/>
    </style:style>
    <style:style style:name="T10" style:family="text">
      <style:text-properties officeooo:rsid="001fb25a"/>
    </style:style>
    <style:style style:name="T11" style:family="text">
      <style:text-properties officeooo:rsid="0026101e"/>
    </style:style>
    <style:style style:name="T12" style:family="text">
      <style:text-properties fo:font-style="normal" officeooo:rsid="0027c819" style:font-style-asian="normal" style:font-style-complex="normal"/>
    </style:style>
    <style:style style:name="T13" style:family="text">
      <style:text-properties officeooo:rsid="002bf68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System design document for <text:span text:style-name="T1">Twirl</text:span></text:p>
      <text:p text:style-name="P4"/>
      <text:p text:style-name="P9">Table of Contents</text:p>
      <text:p text:style-name="P4"/>
      <text:p text:style-name="P4"/>
      <text:p text:style-name="P9"><text:s text:c="2"/>Version: <text:span text:style-name="T1">0.1</text:span></text:p>
      <text:p text:style-name="P4"/>
      <text:p text:style-name="P4"><text:s text:c="2"/><text:span text:style-name="T2">Date</text:span> <text:span text:style-name="T1">19/4 - 2013</text:span></text:p>
      <text:p text:style-name="P4"/>
      <text:p text:style-name="P4"><text:s text:c="2"/><text:span text:style-name="T2">Author</text:span> <text:span text:style-name="T1">Eric Arnebäck</text:span></text:p>
      <text:p text:style-name="P4"/>
      <text:p text:style-name="P4">This version overrides all previous versions.</text:p>
      <text:p text:style-name="P4"/>
      <text:p text:style-name="P3">1 <text:span text:style-name="T2">Introduction</text:span></text:p>
      <text:p text:style-name="P10"/>
      <text:p text:style-name="P10"/>
      <text:p text:style-name="P19">1.1 Design goals</text:p>
      <text:p text:style-name="P11"/>
      <text:p text:style-name="P11">The design should use MVC in a way that <text:s/>makes it easy to reuse the model when porting the game to other platforms. The physics engine should also be easily replacable. The model should be testable. </text:p>
      <text:p text:style-name="P11"/>
      <text:p text:style-name="P4"><text:span text:style-name="T5">1.2 Definitions, acronyms and abbreviations</text:span> </text:p>
      <text:p text:style-name="P5">(TODO: write definitions of terms here that we use throughout the document)</text:p>
      <text:p text:style-name="P4"/>
      <text:p text:style-name="P1">2 System design</text:p>
      <text:p text:style-name="P5"/>
      <text:p text:style-name="P4"><text:span text:style-name="T5">2.1 Overview</text:span> </text:p>
      <text:p text:style-name="P5">The game uses a MVC model. </text:p>
      <text:p text:style-name="P6">(TOOD: describe the model)<text:tab/></text:p>
      <text:p text:style-name="P24"/>
      <text:p text:style-name="P2">2.1.1 Entities</text:p>
      <text:p text:style-name="P16">All the ancestor of all the entities is the abstract Entity class. But no entity used in the game directly extends Entity, they rather extends one the classes CircleEntity, PolygonEntity, or RectangleEntity. Which one they chose to extend depends on their shapes. I.e., Obstacles are polygon-formed so they extend PolygonEntity. </text:p>
      <text:p text:style-name="P16"/>
      <text:p text:style-name="P22">2.1.2 <text:span text:style-name="T11">GameWorld</text:span></text:p>
      <text:p text:style-name="P8"/>
      <text:p text:style-name="P19">2.2 Software decomposition</text:p>
      <text:p text:style-name="P23"><text:span text:style-name="T3">2.2.1 General</text:span><text:span text:style-name="T7"> </text:span></text:p>
      <text:list xml:id="list432320850" text:style-name="L1">
        <text:list-item>
          <text:p text:style-name="P31">controller, the controller classes. </text:p>
        </text:list-item>
        <text:list-item>
          <text:p text:style-name="P31">model, the entities of the app and the gameworld. There are also some package private classes in there for managing entities. </text:p>
        </text:list-item>
        <text:list-item>
          <text:p text:style-name="P31">model.powerup, the powerups of the game. </text:p>
        </text:list-item>
        <text:list-item>
          <text:p text:style-name="P31">model.resource, basically classes for mapping resources to file names. These resources are then loaded by displayed by the view. The classes for managing the high score list and localization strings are also here. </text:p>
        </text:list-item>
        <text:list-item>
          <text:p text:style-name="P31">model.physics, interfaces that describe the physics functionality that the model needs. These interfaces are then implemented by the view(TODO; mention somewhere in the beginning that the view handles the physics). There is also a vector class here that we nicked from box2d</text:p>
        </text:list-item>
        <text:list-item>
          <text:p text:style-name="P31">model.randomlevelgenerator, classes used for generating new, random levels in the game. The main class here is the <text:s/>RandomLevelGenerator, which is used by the model to generate the random levels.</text:p>
        </text:list-item>
        <text:list-item>
          <text:p text:style-name="P32">model.randomlevel.generator.sat, In randomly generated levels, we must ensure that entities are not placed on top of each other, and so we need some kind of collision handling. Box2D was to inflexible for this purpose, so we implemented collision handling from scratch using the Separating Axis Theorem. That theorem is basically implemented by this package. </text:p>
        </text:list-item>
        <text:list-item>
          <text:p text:style-name="P32">View, the view releated classes.</text:p>
        </text:list-item>
        <text:list-item>
          <text:p text:style-name="P32">View.scene, Scenes are separate screens of viewing in AndEngine, for example, the high score list is one scene and the main menu is another scene. All the scenes of the game are stored here.</text:p>
        </text:list-item>
        <text:list-item>
          <text:p text:style-name="P32">View.entity, the views of all the entities are stored here.</text:p>
        </text:list-item>
        <text:list-item>
          <text:p text:style-name="P32">View.loading, utility classes for the loading scenes are stored here.</text:p>
        </text:list-item>
        <text:list-item>
          <text:p text:style-name="P32">View.andengine.entity, AndEngine also has a class called Entity. We needed to extend this Entity clss a couple <text:soft-page-break/>of times for some classes in the view, and these classes are stored here. </text:p>
        </text:list-item>
        <text:list-item>
          <text:p text:style-name="P32">View.resource, the resources that the model wishes to show to the user(sounds effects and images) are stored here, and of course shown by the view. As familiar, the paths to these resources can be found in the model.resource package. </text:p>
        </text:list-item>
        <text:list-item>
          <text:p text:style-name="P32">View.loader, classes that simplify the loading of resources in AndEngine</text:p>
        </text:list-item>
        <text:list-item>
          <text:p text:style-name="P32">view.opengl, AndEngine has no support for primitives like polygons and circles, so we had to implement that from scratch, using opengl. The classes that handle this are put in this package. Also, a class that draws a star background <text:s/>using opengl is also stored here.</text:p>
        </text:list-item>
        <text:list-item>
          <text:p text:style-name="P32">View.physics, these classes expose the physics functionality from Box2D that we need. The interfaces in model.physics are also implemented here.</text:p>
        </text:list-item>
      </text:list>
      <text:p text:style-name="P4"/>
      <text:p text:style-name="P4">Package diagram. For each package an UML class diagram in </text:p>
      <text:p text:style-name="P4">appendix</text:p>
      <text:p text:style-name="P4"/>
      <text:p text:style-name="P4"><text:span text:style-name="T5">2.2.2 Decomposition into subsystems</text:span> </text:p>
      <text:p text:style-name="P7"><text:span text:style-name="T11">W</text:span>e <text:span text:style-name="T11">don't </text:span>have any subsystems. Everything is handled in one, <text:span text:style-name="T13">big</text:span> system. </text:p>
      <text:p text:style-name="P4"/>
      <text:p text:style-name="P19">2.2.3 Layering</text:p>
      <text:p text:style-name="P14">The layering is as indicated in <text:span text:style-name="T8">the </text:span>Figure below . Higher layers are at the top of the <text:span text:style-name="T8">fi</text:span>gure. </text:p>
      <text:p text:style-name="P19">2.2.4 Dependency analysis</text:p>
      <text:p text:style-name="P14">Dependencies are as shown in Figure. There are no circular dependencies. </text:p>
      <text:p text:style-name="P15">(TODO: insert a Stan generated diagram below to show the laying and dependencies.)</text:p>
      <text:p text:style-name="P19">2.3 Concurrency issues</text:p>
      <text:p text:style-name="P13">Practically all multithreading is handled by AndEngine. The only place where we use our own threads is during the loading scenes. There, on a worker thread game resources are loaded, and in the main thread a loading animation is shown. However, those are shown for a such a short period of time, plus they don't listen to any user input, so they should not pose and problems. </text:p>
      <text:p text:style-name="P21"><draw:frame draw:style-name="fr1" draw:name="graphics1" text:anchor-type="paragraph" svg:width="6.6929in" svg:height="8.8138in" draw:z-index="0"><draw:image xlink:href="Pictures/10000000000003540000046264A05AB0.png" xlink:type="simple" xlink:show="embed" xlink:actuate="onLoad"/></draw:frame><text:soft-page-break/><text:tab/> <text:s text:c="8"/><text:span text:style-name="T12">Figure: Package structure</text:span></text:p>
      <text:p text:style-name="P20"/>
      <text:p text:style-name="P19">2.4 Persistent data management</text:p>
      <text:p text:style-name="P17"/>
      <text:list xml:id="list1308429438" text:style-name="L2">
        <text:list-item>
          <text:p text:style-name="P33"><text:span text:style-name="T9">Localization files for the localizible text of </text:span><text:span text:style-name="T10">the app </text:span><text:span text:style-name="T11">will be stored using XML, using the system for localization </text:span><text:span text:style-name="T11"><text:s/>offered by the android OS, using strings.xml files. <text:s/>See </text:span><text:a xlink:type="simple" xlink:href="http://developer.android.com/guide/topics/resources/localization.html"><text:span text:style-name="T11">http://developer.android.com/guide/topics/resources/localization.html</text:span></text:a></text:p>
        </text:list-item>
        <text:list-item>
          <text:p text:style-name="P34"><text:soft-page-break/>The high score list is stored using a flat ASCII-based format. See the appendix </text:p>
        </text:list-item>
      </text:list>
      <text:p text:style-name="P19">2.5 Access control and security</text:p>
      <text:p text:style-name="P12">NA.</text:p>
      <text:p text:style-name="P19">2.6 Boundary conditions </text:p>
      <text:p text:style-name="P12">The app is launched like any other android app, <text:span text:style-name="T11">by clicking on the icon. It is exited by pressing the back button. By pressing on the home button the application will freeze and wait for the user </text:span><text:span text:style-name="T13">to</text:span><text:span text:style-name="T11"> procede playing </text:span><text:span text:style-name="T13">when</text:span><text:span text:style-name="T11"> he/she reenters the app. </text:span></text:p>
      <text:p text:style-name="P1">3 References</text:p>
      <text:p text:style-name="P10">(TODO: Cite important design sources here. Ie, mvc. Not anything related to code details!)</text:p>
      <text:p text:style-name="P4"/>
      <text:p text:style-name="P4"><text:s text:c="2"/><text:span text:style-name="T6">APPENDIX</text:span> </text:p>
      <text:p text:style-name="P25"><text:span text:style-name="T4">Class diagrams for packages </text:span></text:p>
      <text:p text:style-name="P35"><text:span text:style-name="T13">(insert class diagram of the mode.entity package here)</text:span></text:p>
      <text:list xml:id="list1419204801" text:style-name="L3">
        <text:list-item>
          <text:p text:style-name="P30"><text:span text:style-name="T13">Entity, the base class that all entities extend from</text:span></text:p>
        </text:list-item>
        <text:list-item>
          <text:p text:style-name="P30"><text:span text:style-name="T13">CircleEntity, circle-formed entities derive from this class</text:span></text:p>
        </text:list-item>
        <text:list-item>
          <text:p text:style-name="P30"><text:span text:style-name="T13">PolygonEntity,polygon-formed entities derive from this class </text:span></text:p>
        </text:list-item>
        <text:list-item>
          <text:p text:style-name="P30"><text:span text:style-name="T13">RectangleEntity,rectangle-formed entities derive from this class </text:span></text:p>
        </text:list-item>
        <text:list-item>
          <text:p text:style-name="P30"><text:span text:style-name="T13">BlackHole, all types of black holes(enemy and player) derive from this class. Has functionality for eating other entities.</text:span></text:p>
        </text:list-item>
        <text:list-item>
          <text:p text:style-name="P30"><text:span text:style-name="T13">Enemy, an enemy, AI-controlled, black hole</text:span></text:p>
        </text:list-item>
        <text:list-item>
          <text:p text:style-name="P30"><text:span text:style-name="T13">Player, a player-controlled black hole.</text:span></text:p>
        </text:list-item>
        <text:list-item>
          <text:p text:style-name="P30"><text:span text:style-name="T13">Obstacle, an uneatable, polyformed-formed, obstacle in the game,</text:span></text:p>
        </text:list-item>
        <text:list-item>
          <text:p text:style-name="P30"><text:span text:style-name="T13">Planet, an eatable planet in the game. </text:span></text:p>
        </text:list-item>
        <text:list-item>
          <text:p text:style-name="P30"><text:span text:style-name="T13">IPowerUp, interface that all powerups classes implements.</text:span></text:p>
        </text:list-item>
        <text:list-item>
          <text:p text:style-name="P30"><text:span text:style-name="T13">CollisionResolver, helper-class resonsible for resolving potential collisions between entities. </text:span></text:p>
        </text:list-item>
        <text:list-item>
          <text:p text:style-name="P30"><text:span text:style-name="T13">EntityManager, manages all the entities in a list, and is responble for updating them every frame, and makes sure that removed entities are removed from the world. </text:span></text:p>
        </text:list-item>
        <text:list-item>
          <text:p text:style-name="P30"><text:span text:style-name="T13">GameWorld, the world in which the game takes place. Responble for transitioning to the next level. Uses RandomLevelGenerator to create the next level, and EntityManager for managing all the entities of the world. </text:span></text:p>
        </text:list-item>
      </text:list>
      <text:p text:style-name="P26"/>
      <text:p text:style-name="P27">File Formats</text:p>
      <text:p text:style-name="P28">The format for storing the high score list is a simple ASCII-format simple. A list of 3 persons is stored as follows:</text:p>
      <text:p text:style-name="P28"/>
      <text:p text:style-name="P29"><text:tab/>Sven</text:p>
      <text:p text:style-name="P29"><text:tab/>100</text:p>
      <text:p text:style-name="P29"><text:tab/>Sonny</text:p>
      <text:p text:style-name="P29"><text:tab/>50</text:p>
      <text:p text:style-name="P29"><text:tab/>Ronny</text:p>
      <text:p text:style-name="P29"><text:tab/>10</text:p>
      <text:p text:style-name="P29"/>
      <text:p text:style-name="P28">So name and score is separated by a newline character. And the separate entries are too separated by a newline character <text:s/>The file is assumed to be sorted, so the first name found is first in the high score lis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9T11:58:02</meta:creation-date>
    <dc:date>2013-05-12T14:01:29</dc:date>
    <meta:editing-duration>PT35M47S</meta:editing-duration>
    <meta:editing-cycles>20</meta:editing-cycles>
    <meta:generator>LibreOffice/3.6$MacOSX_x86 LibreOffice_project/e29a214-2bbed72-0621de6-a97528c-8f066d</meta:generator>
    <meta:document-statistic meta:table-count="0" meta:image-count="1" meta:object-count="0" meta:page-count="4" meta:paragraph-count="82" meta:word-count="1075" meta:character-count="6692" meta:non-whitespace-character-count="5668"/>
  </office:meta>
</office:document-meta>
</file>